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thJax_Main" svg:font-family="MathJax_Main" style:font-pitch="variable"/>
    <style:font-face style:name="MathJax_Math" svg:font-family="MathJax_Math" style:font-pitch="variable"/>
    <style:font-face style:name="나눔고딕" svg:font-family="나눔고딕" style:font-family-generic="roman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35cm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" style:family="graphic" style:parent-style-name="standard" style:list-style-name="L2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6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objectwithoutfill">
      <style:graphic-properties draw:stroke="dash" draw:stroke-dash="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 style:list-style-name="L2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10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>
      <style:graphic-properties style:protect="size"/>
    </style:style>
    <style:style style:name="gr12" style:family="graphic" style:parent-style-name="standard" style:list-style-name="L2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13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8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7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6cm" fo:min-width="0cm"/>
    </style:style>
    <style:style style:name="gr17" style:family="graphic" style:parent-style-name="standard" style:list-style-name="L2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18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2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20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 style:list-style-name="L2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22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 style:parent-style-name="standard" style:list-style-name="L2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24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pr1" style:family="presentation" style:parent-style-name="기본값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나눔고딕" fo:font-size="18pt" fo:font-style="normal" fo:text-shadow="none" style:text-underline-style="none" fo:font-weight="normal" style:letter-kerning="true" style:font-name-asian="나눔고딕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나눔고딕" fo:font-size="18pt" fo:font-style="normal" fo:text-shadow="none" style:text-underline-style="none" fo:font-weight="normal" style:letter-kerning="true" style:font-name-asian="나눔고딕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ffffff"/>
      <style:text-properties style:font-name="MathJax_Main"/>
    </style:style>
    <style:style style:name="P6" style:family="paragraph">
      <loext:graphic-properties draw:fill="none" draw:fill-color="#ffffff"/>
      <style:text-properties style:font-name="MathJax_Math"/>
    </style:style>
    <style:style style:name="P7" style:family="paragraph">
      <style:text-properties style:font-name="MathJax_Main" fo:font-size="16pt"/>
    </style:style>
    <style:style style:name="P8" style:family="paragraph">
      <loext:graphic-properties draw:fill="none" draw:fill-color="#ffffff"/>
      <style:text-properties style:font-name="MathJax_Main" fo:font-size="16pt"/>
    </style:style>
    <style:style style:name="P9" style:family="paragraph">
      <style:text-properties style:font-name="MathJax_Math" fo:font-size="16pt"/>
    </style:style>
    <style:style style:name="P10" style:family="paragraph">
      <loext:graphic-properties draw:fill="none" draw:fill-color="#ffffff"/>
      <style:text-properties style:font-name="MathJax_Math" fo:font-size="16pt"/>
    </style:style>
    <style:style style:name="P11" style:family="paragraph">
      <loext:graphic-properties draw:fill-color="#ffffff"/>
    </style:style>
    <style:style style:name="P12" style:family="paragraph">
      <loext:graphic-properties draw:fill="none"/>
      <style:paragraph-properties fo:text-align="center"/>
      <style:text-properties fo:font-size="13pt"/>
    </style:style>
    <style:style style:name="P13" style:family="paragraph">
      <loext:graphic-properties draw:fill-color="#000000"/>
      <style:paragraph-properties fo:text-align="center"/>
      <style:text-properties fo:font-size="13pt"/>
    </style:style>
    <style:style style:name="P1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나눔고딕" fo:font-size="13pt" fo:font-style="normal" fo:text-shadow="none" style:text-underline-style="none" fo:font-weight="normal" style:letter-kerning="true" style:font-name-asian="나눔고딕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나눔고딕" fo:font-size="13pt" fo:font-style="normal" fo:text-shadow="none" style:text-underline-style="none" fo:font-weight="normal" style:letter-kerning="true" style:font-name-asian="나눔고딕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text-properties style:font-name="MathJax_Math" fo:font-size="13pt"/>
    </style:style>
    <style:style style:name="P17" style:family="paragraph">
      <loext:graphic-properties draw:fill="none" draw:fill-color="#ffffff"/>
      <style:text-properties style:font-name="MathJax_Math" fo:font-size="13pt"/>
    </style:style>
    <style:style style:name="P18" style:family="paragraph">
      <style:text-properties style:font-name="MathJax_Main" fo:font-size="13pt"/>
    </style:style>
    <style:style style:name="P19" style:family="paragraph">
      <loext:graphic-properties draw:fill="none" draw:fill-color="#ffffff"/>
      <style:text-properties style:font-name="MathJax_Main" fo:font-size="13pt"/>
    </style:style>
    <style:style style:name="T1" style:family="text">
      <style:text-properties style:font-name="MathJax_Main"/>
    </style:style>
    <style:style style:name="T2" style:family="text">
      <style:text-properties style:font-name="MathJax_Math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draw:line draw:style-name="gr1" draw:text-style-name="P1" draw:layer="layout" svg:x1="10.464cm" svg:y1="9.6cm" svg:x2="10.464cm" svg:y2="5cm">
          <text:p/>
        </draw:line>
        <draw:line draw:style-name="gr2" draw:text-style-name="P1" draw:layer="layout" svg:x1="9.6cm" svg:y1="8.824cm" svg:x2="14.2cm" svg:y2="8.824cm">
          <text:p/>
        </draw:line>
        <draw:custom-shape draw:style-name="gr3" draw:text-style-name="P2" draw:layer="layout" svg:width="0.2cm" svg:height="0.4cm" svg:x="10.364cm" svg:y="4.81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line draw:style-name="gr1" draw:text-style-name="P1" draw:layer="layout" svg:x1="9.612cm" svg:y1="8.84cm" svg:x2="14.212cm" svg:y2="8.84cm">
            <text:p/>
          </draw:line>
          <draw:custom-shape draw:style-name="gr3" draw:text-style-name="P2" draw:layer="layout" svg:width="0.2cm" svg:height="0.4cm" draw:transform="rotate (-1.5707963267949) translate (14.4cm 8.7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4" draw:text-style-name="P1" draw:layer="layout" svg:x1="12cm" svg:y1="5.8cm" svg:x2="10.464cm" svg:y2="8.84cm">
          <text:p/>
        </draw:line>
        <draw:line draw:style-name="gr4" draw:text-style-name="P1" draw:layer="layout" svg:x1="13.6cm" svg:y1="8.824cm" svg:x2="12cm" svg:y2="5.8cm">
          <text:p/>
        </draw:line>
        <draw:line draw:style-name="gr5" draw:text-style-name="P3" draw:layer="layout" svg:x1="10.465cm" svg:y1="9.609cm" svg:x2="10.465cm" svg:y2="5.009cm">
          <text:p/>
        </draw:line>
        <draw:custom-shape draw:style-name="gr6" draw:text-style-name="P4" draw:layer="layout" svg:width="0.2cm" svg:height="0.4cm" svg:x="10.365cm" svg:y="4.82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7" draw:text-style-name="P1" draw:layer="layout" svg:x1="12cm" svg:y1="8.824cm" svg:x2="12cm" svg:y2="5.8cm">
          <text:p/>
        </draw:line>
        <draw:frame draw:style-name="gr8" draw:text-style-name="P5" draw:layer="layout" svg:width="2.945cm" svg:height="0.997cm" svg:x="9.583cm" svg:y="9.685cm">
          <draw:text-box>
            <text:p><text:span text:style-name="T1">Graph of</text:span></text:p>
          </draw:text-box>
        </draw:frame>
        <draw:frame draw:style-name="gr8" draw:text-style-name="P6" draw:layer="layout" svg:width="2.526cm" svg:height="0.848cm" svg:x="12.274cm" svg:y="9.8cm">
          <draw:text-box>
            <text:p><text:span text:style-name="T2">y=f(x)</text:span></text:p>
          </draw:text-box>
        </draw:frame>
        <draw:frame draw:style-name="gr8" draw:text-style-name="P5" draw:layer="layout" svg:width="2.945cm" svg:height="0.997cm" svg:x="15.783cm" svg:y="9.685cm">
          <draw:text-box>
            <text:p><text:span text:style-name="T1">Graph of</text:span></text:p>
          </draw:text-box>
        </draw:frame>
        <draw:frame draw:style-name="gr8" draw:text-style-name="P6" draw:layer="layout" svg:width="2.517cm" svg:height="0.848cm" svg:x="18.474cm" svg:y="9.8cm">
          <draw:text-box>
            <text:p><text:span text:style-name="T2">y=g(x)</text:span></text:p>
          </draw:text-box>
        </draw:frame>
        <draw:line draw:style-name="gr7" draw:text-style-name="P1" draw:layer="layout" svg:x1="10.465cm" svg:y1="5.785cm" svg:x2="12cm" svg:y2="5.759cm">
          <text:p/>
        </draw:line>
        <draw:frame draw:style-name="gr8" draw:text-style-name="P8" draw:layer="layout" svg:width="0.786cm" svg:height="0.911cm" svg:x="13.2cm" svg:y="8.637cm">
          <draw:text-box>
            <text:p text:style-name="P7"><text:span text:style-name="T1">3</text:span></text:p>
          </draw:text-box>
        </draw:frame>
        <draw:frame draw:style-name="gr8" draw:text-style-name="P8" draw:layer="layout" svg:width="0.786cm" svg:height="0.911cm" svg:x="11.634cm" svg:y="8.637cm">
          <draw:text-box>
            <text:p text:style-name="P7"><text:span text:style-name="T1">3</text:span></text:p>
          </draw:text-box>
        </draw:frame>
        <draw:frame draw:style-name="gr8" draw:text-style-name="P8" draw:layer="layout" svg:width="0.786cm" svg:height="0.911cm" svg:x="11.634cm" svg:y="9.2cm">
          <draw:text-box>
            <text:p text:style-name="P7"><text:span text:style-name="T1">2</text:span></text:p>
          </draw:text-box>
        </draw:frame>
        <draw:line draw:style-name="gr4" draw:text-style-name="P1" draw:layer="layout" svg:x1="11.8cm" svg:y1="9.383cm" svg:x2="12.2cm" svg:y2="9.383cm">
          <text:p/>
        </draw:line>
        <draw:frame draw:style-name="gr8" draw:text-style-name="P8" draw:layer="layout" svg:width="0.786cm" svg:height="0.911cm" svg:x="9.898cm" svg:y="5.323cm">
          <draw:text-box>
            <text:p text:style-name="P7"><text:span text:style-name="T1">3</text:span></text:p>
          </draw:text-box>
        </draw:frame>
        <draw:frame draw:style-name="gr8" draw:text-style-name="P10" draw:layer="layout" svg:width="0.777cm" svg:height="0.776cm" svg:x="9.851cm" svg:y="4.6cm">
          <draw:text-box>
            <text:p text:style-name="P9"><text:span text:style-name="T2">y</text:span></text:p>
          </draw:text-box>
        </draw:frame>
        <draw:frame draw:style-name="gr8" draw:text-style-name="P10" draw:layer="layout" svg:width="0.824cm" svg:height="0.776cm" svg:x="13.766cm" svg:y="8.692cm">
          <draw:text-box>
            <text:p text:style-name="P9"><text:span text:style-name="T2">x</text:span></text:p>
          </draw:text-box>
        </draw:frame>
        <draw:line draw:style-name="gr1" draw:text-style-name="P1" draw:layer="layout" svg:x1="16.681cm" svg:y1="9.6cm" svg:x2="16.681cm" svg:y2="5cm">
          <text:p/>
        </draw:line>
        <draw:line draw:style-name="gr2" draw:text-style-name="P1" draw:layer="layout" svg:x1="15.817cm" svg:y1="8.824cm" svg:x2="20.417cm" svg:y2="8.824cm">
          <text:p/>
        </draw:line>
        <draw:custom-shape draw:style-name="gr3" draw:text-style-name="P2" draw:layer="layout" svg:width="0.2cm" svg:height="0.4cm" svg:x="16.581cm" svg:y="4.81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line draw:style-name="gr1" draw:text-style-name="P1" draw:layer="layout" svg:x1="15.829cm" svg:y1="8.84cm" svg:x2="20.429cm" svg:y2="8.84cm">
            <text:p/>
          </draw:line>
          <draw:custom-shape draw:style-name="gr3" draw:text-style-name="P2" draw:layer="layout" svg:width="0.2cm" svg:height="0.4cm" draw:transform="rotate (-1.5707963267949) translate (20.617cm 8.7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4" draw:text-style-name="P1" draw:layer="layout" svg:x1="19.794cm" svg:y1="5.755cm" svg:x2="17.727cm" svg:y2="6.78cm">
          <text:p/>
        </draw:line>
        <draw:line draw:style-name="gr9" draw:text-style-name="P3" draw:layer="layout" svg:x1="16.682cm" svg:y1="9.609cm" svg:x2="16.682cm" svg:y2="5.009cm">
          <text:p/>
        </draw:line>
        <draw:custom-shape draw:style-name="gr10" draw:text-style-name="P4" draw:layer="layout" svg:width="0.2cm" svg:height="0.4cm" svg:x="16.582cm" svg:y="4.82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1" draw:layer="layout" svg:x1="17.727cm" svg:y1="6.78cm" svg:x2="16.681cm" svg:y2="8.84cm">
          <text:p/>
        </draw:line>
        <draw:line draw:style-name="gr7" draw:text-style-name="P1" draw:layer="layout" svg:x1="19.794cm" svg:y1="8.824cm" svg:x2="19.794cm" svg:y2="5.8cm">
          <text:p/>
        </draw:line>
        <draw:line draw:style-name="gr7" draw:text-style-name="P1" draw:layer="layout" svg:x1="16.682cm" svg:y1="5.785cm" svg:x2="19.794cm" svg:y2="5.733cm">
          <text:p/>
        </draw:line>
        <draw:frame draw:style-name="gr8" draw:text-style-name="P8" draw:layer="layout" svg:width="0.786cm" svg:height="0.911cm" svg:x="19.434cm" svg:y="8.654cm">
          <draw:text-box>
            <text:p text:style-name="P7"><text:span text:style-name="T1">3</text:span></text:p>
          </draw:text-box>
        </draw:frame>
        <draw:frame draw:style-name="gr8" draw:text-style-name="P8" draw:layer="layout" svg:width="0.786cm" svg:height="0.911cm" svg:x="17.35cm" svg:y="8.672cm">
          <draw:text-box>
            <text:p text:style-name="P7"><text:span text:style-name="T1">1</text:span></text:p>
          </draw:text-box>
        </draw:frame>
        <draw:frame draw:style-name="gr8" draw:text-style-name="P8" draw:layer="layout" svg:width="0.786cm" svg:height="0.911cm" svg:x="16.115cm" svg:y="5.323cm">
          <draw:text-box>
            <text:p text:style-name="P7"><text:span text:style-name="T1">3</text:span></text:p>
          </draw:text-box>
        </draw:frame>
        <draw:frame draw:style-name="gr8" draw:text-style-name="P10" draw:layer="layout" svg:width="0.777cm" svg:height="0.776cm" svg:x="16.068cm" svg:y="4.6cm">
          <draw:text-box>
            <text:p text:style-name="P9"><text:span text:style-name="T2">y</text:span></text:p>
          </draw:text-box>
        </draw:frame>
        <draw:frame draw:style-name="gr8" draw:text-style-name="P10" draw:layer="layout" svg:width="0.824cm" svg:height="0.776cm" svg:x="19.983cm" svg:y="8.692cm">
          <draw:text-box>
            <text:p text:style-name="P9"><text:span text:style-name="T2">x</text:span></text:p>
          </draw:text-box>
        </draw:frame>
        <draw:line draw:style-name="gr7" draw:text-style-name="P1" draw:layer="layout" svg:x1="17.727cm" svg:y1="8.824cm" svg:x2="17.727cm" svg:y2="6.78cm">
          <text:p/>
        </draw:line>
        <draw:line draw:style-name="gr7" draw:text-style-name="P1" draw:layer="layout" svg:x1="16.682cm" svg:y1="6.78cm" svg:x2="17.727cm" svg:y2="6.763cm">
          <text:p/>
        </draw:line>
        <draw:frame draw:style-name="gr8" draw:text-style-name="P8" draw:layer="layout" svg:width="0.786cm" svg:height="0.911cm" svg:x="16.115cm" svg:y="6.349cm">
          <draw:text-box>
            <text:p text:style-name="P7"><text:span text:style-name="T1">2</text:span></text:p>
          </draw:text-box>
        </draw:frame>
        <draw:frame draw:style-name="gr8" draw:text-style-name="P8" draw:layer="layout" svg:width="0.938cm" svg:height="0.911cm" svg:x="15.966cm" svg:y="8.659cm">
          <draw:text-box>
            <text:p text:style-name="P7"><text:span text:style-name="T1">O</text:span></text:p>
          </draw:text-box>
        </draw:frame>
        <draw:frame draw:style-name="gr8" draw:text-style-name="P8" draw:layer="layout" svg:width="0.938cm" svg:height="0.911cm" svg:x="9.766cm" svg:y="8.659cm">
          <draw:text-box>
            <text:p text:style-name="P7"><text:span text:style-name="T1">O</text:span></text:p>
          </draw:text-box>
        </draw:fram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2T1">
        <draw:line draw:style-name="gr1" draw:text-style-name="P12" draw:layer="layout" svg:x1="11.389cm" svg:y1="5.196cm" svg:x2="11.389cm" svg:y2="2.061cm">
          <text:p/>
        </draw:line>
        <draw:line draw:style-name="gr2" draw:text-style-name="P12" draw:layer="layout" svg:x1="10.8cm" svg:y1="4.666cm" svg:x2="13.935cm" svg:y2="4.666cm">
          <text:p/>
        </draw:line>
        <draw:custom-shape draw:style-name="gr3" draw:text-style-name="P13" draw:layer="layout" svg:width="0.136cm" svg:height="0.272cm" svg:x="11.321cm" svg:y="1.933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line draw:style-name="gr1" draw:text-style-name="P12" draw:layer="layout" svg:x1="10.808cm" svg:y1="4.677cm" svg:x2="14.067cm" svg:y2="4.677cm">
            <text:p/>
          </draw:line>
          <draw:custom-shape draw:style-name="gr3" draw:text-style-name="P13" draw:layer="layout" svg:width="0.143cm" svg:height="0.283cm" draw:transform="rotate (-1.5707963267949) translate (14.2cm 4.606cm)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4" draw:text-style-name="P12" draw:layer="layout" svg:x1="11.748cm" svg:y1="2.424cm" svg:x2="11.389cm" svg:y2="4.677cm">
          <text:p/>
        </draw:line>
        <draw:line draw:style-name="gr12" draw:text-style-name="P14" draw:layer="layout" svg:x1="11.389cm" svg:y1="5.202cm" svg:x2="11.389cm" svg:y2="2.067cm">
          <text:p/>
        </draw:line>
        <draw:custom-shape draw:style-name="gr13" draw:text-style-name="P15" draw:layer="layout" svg:width="0.137cm" svg:height="0.273cm" svg:x="11.321cm" svg:y="1.938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4" draw:text-style-name="P17" draw:layer="layout" svg:width="0.701cm" svg:height="0.738cm" svg:x="10.836cm" svg:y="1.776cm">
          <draw:text-box>
            <text:p text:style-name="P16"><text:span text:style-name="T2">y</text:span></text:p>
          </draw:text-box>
        </draw:frame>
        <draw:frame draw:style-name="gr15" draw:text-style-name="P17" draw:layer="layout" svg:width="0.561cm" svg:height="0.737cm" svg:x="13.723cm" svg:y="4.541cm">
          <draw:text-box>
            <text:p text:style-name="P16"><text:span text:style-name="T2">x</text:span></text:p>
          </draw:text-box>
        </draw:frame>
        <draw:frame draw:style-name="gr16" draw:text-style-name="P19" draw:layer="layout" svg:width="0.887cm" svg:height="0.866cm" svg:x="10.761cm" svg:y="4.51cm">
          <draw:text-box>
            <text:p text:style-name="P18"><text:span text:style-name="T1">O</text:span></text:p>
          </draw:text-box>
        </draw:frame>
        <draw:line draw:style-name="gr4" draw:text-style-name="P12" draw:layer="layout" svg:x1="12.118cm" svg:y1="3.164cm" svg:x2="11.748cm" svg:y2="2.424cm">
          <text:p/>
        </draw:line>
        <draw:line draw:style-name="gr4" draw:text-style-name="P12" draw:layer="layout" svg:x1="13.631cm" svg:y1="4.688cm" svg:x2="12.118cm" svg:y2="3.164cm">
          <text:p/>
        </draw:line>
        <draw:line draw:style-name="gr1" draw:text-style-name="P12" draw:layer="layout" svg:x1="11.389cm" svg:y1="9.02cm" svg:x2="11.389cm" svg:y2="5.885cm">
          <text:p/>
        </draw:line>
        <draw:line draw:style-name="gr2" draw:text-style-name="P12" draw:layer="layout" svg:x1="10.8cm" svg:y1="8.49cm" svg:x2="13.935cm" svg:y2="8.49cm">
          <text:p/>
        </draw:line>
        <draw:custom-shape draw:style-name="gr3" draw:text-style-name="P13" draw:layer="layout" svg:width="0.136cm" svg:height="0.272cm" svg:x="11.321cm" svg:y="5.757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line draw:style-name="gr1" draw:text-style-name="P12" draw:layer="layout" svg:x1="10.808cm" svg:y1="8.501cm" svg:x2="14.067cm" svg:y2="8.501cm">
            <text:p/>
          </draw:line>
          <draw:custom-shape draw:style-name="gr3" draw:text-style-name="P13" draw:layer="layout" svg:width="0.143cm" svg:height="0.283cm" draw:transform="rotate (-1.5707963267949) translate (14.2cm 8.43cm)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4" draw:text-style-name="P12" draw:layer="layout" svg:x1="11.748cm" svg:y1="6.614cm" svg:x2="11.389cm" svg:y2="8.501cm">
          <text:p/>
        </draw:line>
        <draw:line draw:style-name="gr17" draw:text-style-name="P14" draw:layer="layout" svg:x1="11.389cm" svg:y1="9.026cm" svg:x2="11.389cm" svg:y2="5.891cm">
          <text:p/>
        </draw:line>
        <draw:custom-shape draw:style-name="gr18" draw:text-style-name="P15" draw:layer="layout" svg:width="0.137cm" svg:height="0.273cm" svg:x="11.321cm" svg:y="5.762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4" draw:text-style-name="P17" draw:layer="layout" svg:width="0.701cm" svg:height="0.738cm" svg:x="10.836cm" svg:y="5.6cm">
          <draw:text-box>
            <text:p text:style-name="P16"><text:span text:style-name="T2">y</text:span></text:p>
          </draw:text-box>
        </draw:frame>
        <draw:frame draw:style-name="gr15" draw:text-style-name="P17" draw:layer="layout" svg:width="0.561cm" svg:height="0.737cm" svg:x="13.723cm" svg:y="8.365cm">
          <draw:text-box>
            <text:p text:style-name="P16"><text:span text:style-name="T2">x</text:span></text:p>
          </draw:text-box>
        </draw:frame>
        <draw:frame draw:style-name="gr16" draw:text-style-name="P19" draw:layer="layout" svg:width="0.887cm" svg:height="0.866cm" svg:x="10.761cm" svg:y="8.334cm">
          <draw:text-box>
            <text:p text:style-name="P18"><text:span text:style-name="T1">O</text:span></text:p>
          </draw:text-box>
        </draw:frame>
        <draw:line draw:style-name="gr4" draw:text-style-name="P12" draw:layer="layout" svg:x1="12.495cm" svg:y1="6.278cm" svg:x2="12.122cm" svg:y2="7cm">
          <text:p/>
        </draw:line>
        <draw:line draw:style-name="gr4" draw:text-style-name="P12" draw:layer="layout" svg:x1="12.868cm" svg:y1="7cm" svg:x2="12.495cm" svg:y2="6.278cm">
          <text:p/>
        </draw:line>
        <draw:line draw:style-name="gr4" draw:text-style-name="P12" draw:layer="layout" svg:x1="13.662cm" svg:y1="8.478cm" svg:x2="13.226cm" svg:y2="6.6cm">
          <text:p/>
        </draw:line>
        <draw:line draw:style-name="gr1" draw:text-style-name="P12" draw:layer="layout" svg:x1="7.705cm" svg:y1="5.22cm" svg:x2="7.705cm" svg:y2="2.085cm">
          <text:p/>
        </draw:line>
        <draw:line draw:style-name="gr2" draw:text-style-name="P12" draw:layer="layout" svg:x1="7.116cm" svg:y1="4.69cm" svg:x2="10.251cm" svg:y2="4.69cm">
          <text:p/>
        </draw:line>
        <draw:custom-shape draw:style-name="gr3" draw:text-style-name="P13" draw:layer="layout" svg:width="0.136cm" svg:height="0.272cm" svg:x="7.637cm" svg:y="1.957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line draw:style-name="gr1" draw:text-style-name="P12" draw:layer="layout" svg:x1="7.124cm" svg:y1="4.701cm" svg:x2="10.383cm" svg:y2="4.701cm">
            <text:p/>
          </draw:line>
          <draw:custom-shape draw:style-name="gr3" draw:text-style-name="P13" draw:layer="layout" svg:width="0.143cm" svg:height="0.283cm" draw:transform="rotate (-1.5707963267949) translate (10.516cm 4.63cm)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4" draw:text-style-name="P12" draw:layer="layout" svg:x1="8.005cm" svg:y1="3.211cm" svg:x2="7.705cm" svg:y2="4.701cm">
          <text:p/>
        </draw:line>
        <draw:line draw:style-name="gr19" draw:text-style-name="P14" draw:layer="layout" svg:x1="7.705cm" svg:y1="5.226cm" svg:x2="7.705cm" svg:y2="2.091cm">
          <text:p/>
        </draw:line>
        <draw:custom-shape draw:style-name="gr20" draw:text-style-name="P15" draw:layer="layout" svg:width="0.137cm" svg:height="0.273cm" svg:x="7.637cm" svg:y="1.962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4" draw:text-style-name="P17" draw:layer="layout" svg:width="0.701cm" svg:height="0.738cm" svg:x="7.152cm" svg:y="1.8cm">
          <draw:text-box>
            <text:p text:style-name="P16"><text:span text:style-name="T2">y</text:span></text:p>
          </draw:text-box>
        </draw:frame>
        <draw:frame draw:style-name="gr15" draw:text-style-name="P17" draw:layer="layout" svg:width="0.561cm" svg:height="0.737cm" svg:x="10.039cm" svg:y="4.565cm">
          <draw:text-box>
            <text:p text:style-name="P16"><text:span text:style-name="T2">x</text:span></text:p>
          </draw:text-box>
        </draw:frame>
        <draw:frame draw:style-name="gr16" draw:text-style-name="P19" draw:layer="layout" svg:width="0.887cm" svg:height="0.866cm" svg:x="7.077cm" svg:y="4.534cm">
          <draw:text-box>
            <text:p text:style-name="P18"><text:span text:style-name="T1">O</text:span></text:p>
          </draw:text-box>
        </draw:frame>
        <draw:line draw:style-name="gr4" draw:text-style-name="P12" draw:layer="layout" svg:x1="8.811cm" svg:y1="2.478cm" svg:x2="8.005cm" svg:y2="3.211cm">
          <text:p/>
        </draw:line>
        <draw:line draw:style-name="gr4" draw:text-style-name="P12" draw:layer="layout" svg:x1="9.665cm" svg:y1="3.211cm" svg:x2="8.811cm" svg:y2="2.478cm">
          <text:p/>
        </draw:line>
        <draw:line draw:style-name="gr4" draw:text-style-name="P12" draw:layer="layout" svg:x1="9.978cm" svg:y1="4.678cm" svg:x2="9.665cm" svg:y2="3.211cm">
          <text:p/>
        </draw:line>
        <draw:line draw:style-name="gr1" draw:text-style-name="P12" draw:layer="layout" svg:x1="7.705cm" svg:y1="9.044cm" svg:x2="7.705cm" svg:y2="5.909cm">
          <text:p/>
        </draw:line>
        <draw:line draw:style-name="gr2" draw:text-style-name="P12" draw:layer="layout" svg:x1="7.116cm" svg:y1="8.514cm" svg:x2="10.251cm" svg:y2="8.514cm">
          <text:p/>
        </draw:line>
        <draw:custom-shape draw:style-name="gr3" draw:text-style-name="P13" draw:layer="layout" svg:width="0.136cm" svg:height="0.272cm" svg:x="7.637cm" svg:y="5.781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line draw:style-name="gr1" draw:text-style-name="P12" draw:layer="layout" svg:x1="7.124cm" svg:y1="8.525cm" svg:x2="10.383cm" svg:y2="8.525cm">
            <text:p/>
          </draw:line>
          <draw:custom-shape draw:style-name="gr3" draw:text-style-name="P13" draw:layer="layout" svg:width="0.143cm" svg:height="0.283cm" draw:transform="rotate (-1.5707963267949) translate (10.516cm 8.454cm)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4" draw:text-style-name="P12" draw:layer="layout" svg:x1="8.438cm" svg:y1="7.793cm" svg:x2="7.705cm" svg:y2="8.525cm">
          <text:p/>
        </draw:line>
        <draw:line draw:style-name="gr21" draw:text-style-name="P14" draw:layer="layout" svg:x1="7.705cm" svg:y1="9.05cm" svg:x2="7.705cm" svg:y2="5.915cm">
          <text:p/>
        </draw:line>
        <draw:custom-shape draw:style-name="gr22" draw:text-style-name="P15" draw:layer="layout" svg:width="0.137cm" svg:height="0.273cm" svg:x="7.637cm" svg:y="5.786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4" draw:text-style-name="P17" draw:layer="layout" svg:width="0.701cm" svg:height="0.738cm" svg:x="7.152cm" svg:y="5.624cm">
          <draw:text-box>
            <text:p text:style-name="P16"><text:span text:style-name="T2">y</text:span></text:p>
          </draw:text-box>
        </draw:frame>
        <draw:frame draw:style-name="gr15" draw:text-style-name="P17" draw:layer="layout" svg:width="0.561cm" svg:height="0.737cm" svg:x="10.039cm" svg:y="8.389cm">
          <draw:text-box>
            <text:p text:style-name="P16"><text:span text:style-name="T2">x</text:span></text:p>
          </draw:text-box>
        </draw:frame>
        <draw:frame draw:style-name="gr16" draw:text-style-name="P19" draw:layer="layout" svg:width="0.887cm" svg:height="0.866cm" svg:x="7.077cm" svg:y="8.358cm">
          <draw:text-box>
            <text:p text:style-name="P18"><text:span text:style-name="T1">O</text:span></text:p>
          </draw:text-box>
        </draw:frame>
        <draw:line draw:style-name="gr4" draw:text-style-name="P12" draw:layer="layout" svg:x1="8.811cm" svg:y1="6.302cm" svg:x2="8.438cm" svg:y2="7.793cm">
          <text:p/>
        </draw:line>
        <draw:line draw:style-name="gr4" draw:text-style-name="P12" draw:layer="layout" svg:x1="9.184cm" svg:y1="7.769cm" svg:x2="8.811cm" svg:y2="6.302cm">
          <text:p/>
        </draw:line>
        <draw:line draw:style-name="gr4" draw:text-style-name="P12" draw:layer="layout" svg:x1="9.978cm" svg:y1="8.502cm" svg:x2="9.184cm" svg:y2="7.769cm">
          <text:p/>
        </draw:line>
        <draw:line draw:style-name="gr4" draw:text-style-name="P12" draw:layer="layout" svg:x1="11.748cm" svg:y1="6.614cm" svg:x2="12.122cm" svg:y2="7cm">
          <text:p/>
        </draw:line>
        <draw:line draw:style-name="gr4" draw:text-style-name="P12" draw:layer="layout" svg:x1="13.226cm" svg:y1="6.6cm" svg:x2="12.868cm" svg:y2="7cm">
          <text:p/>
        </draw:line>
        <draw:line draw:style-name="gr1" draw:text-style-name="P12" draw:layer="layout" svg:x1="11.389cm" svg:y1="13.22cm" svg:x2="11.389cm" svg:y2="10.085cm">
          <text:p/>
        </draw:line>
        <draw:line draw:style-name="gr2" draw:text-style-name="P12" draw:layer="layout" svg:x1="10.8cm" svg:y1="12.69cm" svg:x2="13.935cm" svg:y2="12.69cm">
          <text:p/>
        </draw:line>
        <draw:custom-shape draw:style-name="gr3" draw:text-style-name="P13" draw:layer="layout" svg:width="0.136cm" svg:height="0.272cm" svg:x="11.321cm" svg:y="9.957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line draw:style-name="gr1" draw:text-style-name="P12" draw:layer="layout" svg:x1="10.808cm" svg:y1="12.701cm" svg:x2="14.067cm" svg:y2="12.701cm">
            <text:p/>
          </draw:line>
          <draw:custom-shape draw:style-name="gr3" draw:text-style-name="P13" draw:layer="layout" svg:width="0.143cm" svg:height="0.283cm" draw:transform="rotate (-1.5707963267949) translate (14.2cm 12.63cm)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4" draw:text-style-name="P12" draw:layer="layout" svg:x1="12.859cm" svg:y1="11.272cm" svg:x2="11.389cm" svg:y2="12.701cm">
          <text:p/>
        </draw:line>
        <draw:line draw:style-name="gr23" draw:text-style-name="P14" draw:layer="layout" svg:x1="11.389cm" svg:y1="13.226cm" svg:x2="11.389cm" svg:y2="10.091cm">
          <text:p/>
        </draw:line>
        <draw:custom-shape draw:style-name="gr24" draw:text-style-name="P15" draw:layer="layout" svg:width="0.137cm" svg:height="0.273cm" svg:x="11.321cm" svg:y="9.962cm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4" draw:text-style-name="P17" draw:layer="layout" svg:width="0.701cm" svg:height="0.738cm" svg:x="10.836cm" svg:y="9.8cm">
          <draw:text-box>
            <text:p text:style-name="P16"><text:span text:style-name="T2">y</text:span></text:p>
          </draw:text-box>
        </draw:frame>
        <draw:frame draw:style-name="gr15" draw:text-style-name="P17" draw:layer="layout" svg:width="0.561cm" svg:height="0.737cm" svg:x="13.723cm" svg:y="12.565cm">
          <draw:text-box>
            <text:p text:style-name="P16"><text:span text:style-name="T2">x</text:span></text:p>
          </draw:text-box>
        </draw:frame>
        <draw:frame draw:style-name="gr16" draw:text-style-name="P19" draw:layer="layout" svg:width="0.887cm" svg:height="0.866cm" svg:x="10.761cm" svg:y="12.534cm">
          <draw:text-box>
            <text:p text:style-name="P18"><text:span text:style-name="T1">O</text:span></text:p>
          </draw:text-box>
        </draw:frame>
        <draw:line draw:style-name="gr4" draw:text-style-name="P12" draw:layer="layout" svg:x1="13.662cm" svg:y1="12.678cm" svg:x2="13.25cm" svg:y2="10.499cm">
          <text:p/>
        </draw:line>
        <draw:line draw:style-name="gr4" draw:text-style-name="P12" draw:layer="layout" svg:x1="13.25cm" svg:y1="10.499cm" svg:x2="12.859cm" svg:y2="11.272cm">
          <text:p/>
        </draw:line>
        <presentation:notes draw:style-name="dp2">
          <draw:page-thumbnail draw:style-name="gr11" draw:layer="layout" svg:width="19.798cm" svg:height="11.136cm" svg:x="0.6cm" svg:y="2.257cm" draw:page-number="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thJax_Main" svg:font-family="MathJax_Main" style:font-pitch="variable"/>
    <style:font-face style:name="MathJax_Math" svg:font-family="MathJax_Math" style:font-pitch="variable"/>
    <style:font-face style:name="나눔고딕" svg:font-family="나눔고딕" style:font-family-generic="roman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나눔고딕" fo:font-size="24pt" fo:language="en" fo:country="US" style:font-name-asian="나눔고딕1" style:font-size-asian="24pt" style:language-asian="ko" style:country-asian="KR" style:font-name-complex="나눔고딕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18pt" fo:font-style="normal" fo:text-shadow="none" style:text-underline-style="none" fo:font-weight="normal" style:letter-kerning="true" style:font-name-asian="나눔고딕1" style:font-family-asian="나눔고딕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20pt" fo:font-style="normal" fo:text-shadow="none" style:text-underline-style="none" fo:font-weight="normal" style:letter-kerning="true" fo:background-color="transparent" style:font-name-asian="나눔고딕1" style:font-family-asian="나눔고딕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 style:shrink-to-fit="tru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32pt" fo:font-style="normal" fo:text-shadow="none" style:text-underline-style="none" fo:font-weight="normal" style:letter-kerning="true" fo:background-color="transparent" style:font-name-asian="나눔고딕1" style:font-family-asian="나눔고딕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32pt" fo:font-style="normal" fo:text-shadow="none" style:text-underline-style="none" fo:font-weight="normal" style:letter-kerning="true" fo:background-color="transparent" style:font-name-asian="나눔고딕1" style:font-family-asian="나눔고딕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44pt" fo:font-style="normal" fo:text-shadow="none" style:text-underline-style="none" fo:font-weight="normal" style:letter-kerning="true" fo:background-color="transparent" style:font-name-asian="나눔고딕1" style:font-family-asian="나눔고딕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086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숫자&gt;</text:page-number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2.629cm" svg:x="1.4cm" svg:y="0.628cm" presentation:class="title" presentation:placeholder="true">
        <draw:text-box/>
      </draw:frame>
      <draw:frame presentation:style-name="기본값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숫자&gt;</text:page-number></text:p>
        </draw:text-box>
      </draw:frame>
      <presentation:notes style:page-layout-name="PM0">
        <draw:page-thumbnail presentation:style-name="기본값-title" draw:layer="backgroundobjects" svg:width="19.798cm" svg:height="11.136cm" svg:x="0.6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숫자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4-02-14T23:20:10.388893283</meta:creation-date>
    <dc:date>2024-02-14T23:39:29.798013542</dc:date>
    <meta:editing-duration>PT19M25S</meta:editing-duration>
    <meta:editing-cycles>2</meta:editing-cycles>
    <meta:generator>LibreOffice/6.0.7.3$Linux_X86_64 LibreOffice_project/00m0$Build-3</meta:generator>
    <meta:document-statistic meta:object-count="145"/>
  </office:meta>
</office:document-meta>
</file>